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f0f" officeooo:paragraph-rsid="00087f0f"/>
    </style:style>
    <style:style style:name="P2" style:family="paragraph" style:parent-style-name="Standard">
      <style:text-properties officeooo:rsid="00087f0f" officeooo:paragraph-rsid="000c5e2f"/>
    </style:style>
    <style:style style:name="P3" style:family="paragraph" style:parent-style-name="Standard">
      <style:paragraph-properties fo:text-align="end" style:justify-single-word="false"/>
      <style:text-properties fo:font-weight="bold" officeooo:rsid="00087f0f" officeooo:paragraph-rsid="00087f0f" style:font-weight-asian="bold" style:font-weight-complex="bold"/>
    </style:style>
    <style:style style:name="P4" style:family="paragraph" style:parent-style-name="Standard">
      <style:text-properties fo:font-weight="bold" officeooo:rsid="0009110e" officeooo:paragraph-rsid="0009110e" style:font-weight-asian="bold" style:font-weight-complex="bold"/>
    </style:style>
    <style:style style:name="P5" style:family="paragraph" style:parent-style-name="Standard">
      <style:text-properties fo:font-weight="bold" officeooo:rsid="00121a9b" officeooo:paragraph-rsid="00121a9b" style:font-weight-asian="bold" style:font-weight-complex="bold"/>
    </style:style>
    <style:style style:name="P6" style:family="paragraph" style:parent-style-name="Standard">
      <style:text-properties officeooo:rsid="000a1d7c" officeooo:paragraph-rsid="000a1d7c"/>
    </style:style>
    <style:style style:name="P7" style:family="paragraph" style:parent-style-name="Standard">
      <style:paragraph-properties fo:text-align="center" style:justify-single-word="false"/>
      <style:text-properties officeooo:rsid="000a1d7c" officeooo:paragraph-rsid="000a1d7c"/>
    </style:style>
    <style:style style:name="P8" style:family="paragraph" style:parent-style-name="Standard">
      <style:text-properties officeooo:paragraph-rsid="000c5e2f"/>
    </style:style>
    <style:style style:name="P9" style:family="paragraph" style:parent-style-name="Standard">
      <style:text-properties officeooo:paragraph-rsid="00087f0f"/>
    </style:style>
    <style:style style:name="T1" style:family="text">
      <style:text-properties officeooo:rsid="0009110e"/>
    </style:style>
    <style:style style:name="T2" style:family="text">
      <style:text-properties officeooo:rsid="000dcb28"/>
    </style:style>
    <style:style style:name="T3" style:family="text">
      <style:text-properties officeooo:rsid="00121a9b"/>
    </style:style>
    <style:style style:name="T4" style:family="text">
      <style:text-properties officeooo:rsid="00134a0b"/>
    </style:style>
    <style:style style:name="T5" style:family="text">
      <style:text-properties officeooo:rsid="00087f0f"/>
    </style:style>
    <style:style style:name="T6" style:family="text">
      <style:text-properties fo:font-weight="bold" officeooo:rsid="00087f0f" style:font-weight-asian="bold" style:font-weight-complex="bold"/>
    </style:style>
    <style:style style:name="T7" style:family="text">
      <style:text-properties fo:font-weight="bold" officeooo:rsid="00121a9b" style:font-weight-asian="bold" style:font-weight-complex="bold"/>
    </style:style>
    <style:style style:name="T8" style:family="text">
      <style:text-properties fo:font-weight="bold" officeooo:rsid="00134a0b"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8"><text:span text:style-name="T2">C</text:span><text:span text:style-name="T5">iudad Universitaria, </text:span><text:span text:style-name="T3">0</text:span><text:span text:style-name="T4">1</text:span><text:span text:style-name="T5"> de </text:span><text:span text:style-name="T4">noviembre</text:span><text:span text:style-name="T5"> de 20</text:span><text:span text:style-name="T3">20</text:span></text:p>
      <text:p text:style-name="P1"/>
      <text:p text:style-name="P3"/>
      <text:p text:style-name="P3">SOLICITO: Aprobación de Plan de Tesis</text:p>
      <text:p text:style-name="P1"/>
      <text:p text:style-name="P1"/>
      <text:p text:style-name="P1"/>
      <text:p text:style-name="P5">Dr. Carlos Carbonel</text:p>
      <text:p text:style-name="P4">Director de la Escuela Profesional de</text:p>
      <text:p text:style-name="P4">Ingeniería Mecánica de Fluidos</text:p>
      <text:p text:style-name="P1"/>
      <text:p text:style-name="P1"/>
      <text:p text:style-name="P1"><text:tab/><text:span text:style-name="T1">Por medio de la presente le hago llegar mi cordial saludo y me presento, soy Jhon Gesell Villanueva Portella bachiller de la E.P. de Ingeniería Mecánica de Fluidos de la Universidad Nacional Mayor de San Marcos, actualmente he venido estudiando en cuanto al procesamiento de datos </text:span><text:span text:style-name="T4">de imágenes satelitales</text:span><text:span text:style-name="T1">, visión artificial y desarrollo de tecnologías para el estudio de la mecánica de fluidos con el fin de crear nuevas herramientas y metodologías que favorezcan a los ingenieros e investigadores.</text:span></text:p>
      <text:p text:style-name="P1"/>
      <text:p text:style-name="P6"><text:tab/>Con el fin de promover el estudio y entendimiento de la mecánica de fluidos más el desarrollo tecnológico, solicito me permita presentar como tema de tesis el:</text:p>
      <text:p text:style-name="P1"/>
      <text:p text:style-name="P9"><text:span text:style-name="T6">“</text:span><text:span text:style-name="T7">Análisis multitemporal de imágenes satelitales de alta resolución para comprender el fenómeno físico en la desembocadura del río </text:span><text:span text:style-name="T8">Tumbes.</text:span><text:span text:style-name="T6">”</text:span></text:p>
      <text:p text:style-name="P1"/>
      <text:p text:style-name="P6">Por los motivos expuestos solicito a usted como Director de la Escuela Profesional de Ingeniería Mecánica de Fluidos, acceda a mi solicitud por ser de beneficio <text:span text:style-name="T3">para la sociedad.</text:span></text:p>
      <text:p text:style-name="P6"/>
      <text:p text:style-name="P1"/>
      <text:p text:style-name="P1"/>
      <text:p text:style-name="P1"/>
      <text:p text:style-name="P1"/>
      <text:p text:style-name="P1"/>
      <text:p text:style-name="P1"/>
      <text:p text:style-name="P1"/>
      <text:p text:style-name="P1"/>
      <text:p text:style-name="P1"/>
      <text:p text:style-name="P1"/>
      <text:p text:style-name="P7">________________________________________</text:p>
      <text:p text:style-name="P7">Jhon Gesell Villanueva Portella</text:p>
      <text:p text:style-name="P7">DNI: 70585223</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hon Gesell Villanueva Portella</meta:initial-creator>
    <meta:creation-date>2019-03-20T13:05:41.182721925</meta:creation-date>
    <dc:date>2020-11-01T13:48:32.312000000</dc:date>
    <meta:editing-duration>PT36M56S</meta:editing-duration>
    <meta:editing-cycles>8</meta:editing-cycles>
    <meta:generator>LibreOffice/7.0.2.2$Windows_X86_64 LibreOffice_project/8349ace3c3162073abd90d81fd06dcfb6b36b994</meta:generator>
    <meta:printed-by>Jhon Gesell Villanueva Portella</meta:printed-by>
    <meta:print-date>2019-03-20T14:22:14.816472468</meta:print-date>
    <meta:document-statistic meta:table-count="0" meta:image-count="0" meta:object-count="0" meta:page-count="1" meta:paragraph-count="12" meta:word-count="187" meta:character-count="1227" meta:non-whitespace-character-count="1050"/>
  </office:meta>
</office:document-meta>
</file>